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.375in" fo:margin-left="0.2542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96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167in" fo:margin-left="0.2854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5.104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0657" officeooo:paragraph-rsid="00090657"/>
    </style:style>
    <style:style style:name="P2" style:family="paragraph" style:parent-style-name="Standard">
      <style:text-properties officeooo:rsid="00090657" officeooo:paragraph-rsid="000b8de3"/>
    </style:style>
    <style:style style:name="P3" style:family="paragraph" style:parent-style-name="Standard">
      <style:text-properties style:font-name="Liberation Mono" fo:font-size="10pt" fo:font-weight="bold" officeooo:rsid="00090657" officeooo:paragraph-rsid="00090657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0b8de3" officeooo:paragraph-rsid="000b8de3" style:font-size-asian="10pt" style:font-weight-asian="bold" style:font-size-complex="10pt" style:font-weight-complex="bold"/>
    </style:style>
    <style:style style:name="P5" style:family="paragraph" style:parent-style-name="Standard">
      <style:text-properties officeooo:rsid="000b8de3" officeooo:paragraph-rsid="000b8de3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Table_20_Contents">
      <style:text-properties officeooo:rsid="00090657" officeooo:paragraph-rsid="00090657"/>
    </style:style>
    <style:style style:name="T1" style:family="text">
      <style:text-properties officeooo:rsid="00090657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acd40"/>
    </style:style>
    <style:style style:name="T7" style:family="text">
      <style:text-properties officeooo:rsid="000b8d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me Important Settings <text:span text:style-name="T6">On Your Workstation</text:span></text:h>
      <text:p text:style-name="P1">In order to easily log in to the server, mount data rives and access the data you must make the following settings on your workstation.</text:p>
      <text:p text:style-name="P1"/>
      <text:h text:style-name="Heading_20_2" text:outline-level="2">User and groups settings</text:h>
      <text:p text:style-name="P1">The main user name on your machine should be 'alirv'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user name</text:p>
          </table:table-cell>
          <table:table-cell table:style-name="Table1.B1" office:value-type="string">
            <text:p text:style-name="P7">alirv</text:p>
          </table:table-cell>
        </table:table-row>
        <table:table-row table:style-name="Table1.2">
          <table:table-cell table:style-name="Table1.A2" office:value-type="string">
            <text:p text:style-name="P7">user id</text:p>
          </table:table-cell>
          <table:table-cell table:style-name="Table1.B2" office:value-type="string">
            <text:p text:style-name="P7">1069</text:p>
          </table:table-cell>
        </table:table-row>
      </table:table>
      <text:p text:style-name="P1"/>
      <text:p text:style-name="P1">If i remember correctly, you can set this during the installation of ubuntu.</text:p>
      <text:p text:style-name="P1">If it is possible to change the login group during installation, set it to 500.</text:p>
      <text:p text:style-name="P1"/>
      <text:p text:style-name="P1">After installation you should create two groups on your machine, and add the user 'alirv' to them</text:p>
      <text:p text:style-name="P1">In a terminal <text:s/>window type:</text:p>
      <text:p text:style-name="P1"><text:span text:style-name="T4"/></text:p>
      <text:p text:style-name="P1"><text:span text:style-name="T4"><text:tab/>sudo groupadd -g 500 morpho</text:span></text:p>
      <text:p text:style-name="P3"><text:tab/>sudo groupadd -g 1111 neander</text:p>
      <text:p text:style-name="P1"/>
      <text:p text:style-name="P1"><text:tab/><text:span text:style-name="T4">sudo usermod -g morpho -G neander alirv</text:span></text:p>
      <text:p text:style-name="P1"/>
      <text:p text:style-name="P1">(the option '-g' sets the login group, '-G' sets additi<text:span text:style-name="T7">o</text:span>nal group memberships)</text:p>
      <text:p text:style-name="P1"/>
      <text:h text:style-name="Heading_20_2" text:outline-level="2">Networking</text:h>
      <text:p text:style-name="P1">Data pertaining to networking are usually entered during the installation process.</text:p>
      <text:p text:style-name="P1">Make sure that your machine <text:span text:style-name="T5">does not</text:span> use DHCP, but enter the IP address manually: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IP address</text:p>
          </table:table-cell>
          <table:table-cell table:style-name="Table2.B1" office:value-type="string">
            <text:p text:style-name="P1">130.60.126.113</text:p>
          </table:table-cell>
        </table:table-row>
        <table:table-row>
          <table:table-cell table:style-name="Table2.A2" office:value-type="string">
            <text:p text:style-name="P7">Netmask</text:p>
          </table:table-cell>
          <table:table-cell table:style-name="Table2.B2" office:value-type="string">
            <text:p text:style-name="P1">255.255.255.128</text:p>
          </table:table-cell>
        </table:table-row>
        <table:table-row>
          <table:table-cell table:style-name="Table2.A2" office:value-type="string">
            <text:p text:style-name="P7">Default router</text:p>
          </table:table-cell>
          <table:table-cell table:style-name="Table2.B2" office:value-type="string">
            <text:p text:style-name="P1">130.60.126.1</text:p>
          </table:table-cell>
        </table:table-row>
        <table:table-row>
          <table:table-cell table:style-name="Table2.A2" office:value-type="string">
            <text:p text:style-name="P7">Nameservers</text:p>
          </table:table-cell>
          <table:table-cell table:style-name="Table2.B2" office:value-type="string">
            <text:p text:style-name="P1">130.60.128.3 <text:s text:c="2"/>130.60.64.51</text:p>
          </table:table-cell>
        </table:table-row>
      </table:table>
      <text:p text:style-name="P1"/>
      <text:p text:style-name="P1"/>
      <text:h text:style-name="P6" text:outline-level="2"><text:span text:style-name="T1">N</text:span>FS</text:h>
      <text:p text:style-name="P1">NFS (Network File System) allows you to mount drives of remote computers.</text:p>
      <text:p text:style-name="P1">Most of our data resides on our server aim-bigfoot.uzh.ch (130.60.126.9),</text:p>
      <text:p text:style-name="P1">and it is quite convenient to access it as if it were in a directory on your <text:span text:style-name="T7">own</text:span> machine.</text:p>
      <text:p text:style-name="P1"/>
      <text:p text:style-name="P1">To install a NFS client you have to install <text:span text:style-name="T7">a single</text:span> package:</text:p>
      <text:p text:style-name="P1"><text:s/><text:tab/><text:span text:style-name="T4">sudo apt-get install nfs-common</text:span> </text:p>
      <text:p text:style-name="P1"/>
      <text:p text:style-name="P1">To import the /morpho directory <text:span text:style-name="T7">from bigfoot</text:span>, you have to create a so-called 'mount point'.</text:p>
      <text:p text:style-name="P1">This is usually an empty directory.</text:p>
      <text:p text:style-name="P1"><text:s/><text:tab/><text:span text:style-name="T4">sudo mkdir /morpho</text:span></text:p>
      <text:p text:style-name="P5">(the name and location are abitrary; here I show the ones I use)</text:p>
      <text:p text:style-name="P5"/>
      <text:p text:style-name="P1">To have the remote directories mounted when starting your computer, <text:s/>you have to add a line to the file '<text:span text:style-name="T3">/etc/fstab</text:span>'.</text:p>
      <text:p text:style-name="P1"/>
      <text:p text:style-name="P1">Open the file with a text editor:</text:p>
      <text:p text:style-name="P1"><text:span text:style-name="T4"><text:tab/>sudo vi /etc/fstab</text:span></text:p>
      <text:p text:style-name="P1">(the <text:s/>'sudo' is required, because normal users are not allowed to change system files)</text:p>
      <text:p text:style-name="P1"/>
      <text:p text:style-name="P1">Then add the line</text:p>
      <text:p text:style-name="P1"><text:s text:c="3"/><text:span text:style-name="T3">aim-bigfoot.uzh.ch:/raid1/morpho/ <text:s/>/morpho <text:s/>nfs <text:s text:c="2"/>tcp,rw,hard,intr,nosuid,rsize=32768,wsize=32768,nfsvers=3,_netdev <text:s text:c="4"/>0 0</text:span> </text:p>
      <text:p text:style-name="P2"><text:s/>(everything on one line<text:span text:style-name="T7"> – no line breaks</text:span>)</text:p>
      <text:p text:style-name="P1"/>
      <text:p text:style-name="P1">To mount your home directory from bigfoot, create a mount point:</text:p>
      <text:p text:style-name="P3"><text:tab/>sudo mkdir /home/aim-bigfoot</text:p>
      <text:p text:style-name="P3"><text:tab/>sudo mkdir /home/aim-bigfoot/alirv</text:p>
      <text:p text:style-name="P1">and add th<text:span text:style-name="T7">is</text:span> line <text:span text:style-name="T7">to '/etc/fstab'</text:span></text:p>
      <text:p text:style-name="P1"><text:s text:c="2"/><text:span text:style-name="T3">aim-bigfoot.uzh.ch:/raid2/home/alirv <text:s/>/home/aim-bigfoot/alirv <text:s/>nfs <text:s text:c="2"/>tcp,rw,hard,intr,nosuid,rsize=32768,wsize=32768,nfsvers=3,_netdev <text:s text:c="4"/>0 0</text:span><text:span text:style-name="T2"> </text:span></text:p>
      <text:p text:style-name="P5">(again: everything on one line – no line breaks)</text:p>
      <text:p text:style-name="P5">After the next start of your computer, you should see the mounted directories.</text:p>
      <text:p text:style-name="P5"/>
      <text:p text:style-name="P5">To immediately mount the directories:</text:p>
      <text:p text:style-name="P4"><text:tab/>sudo mount -a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0:16:34.300565680</meta:creation-date>
    <dc:date>2017-07-24T10:38:32.150161841</dc:date>
    <meta:editing-duration>PT21M56S</meta:editing-duration>
    <meta:editing-cycles>3</meta:editing-cycles>
    <meta:generator>LibreOffice/4.4.5.2$Linux_X86_64 LibreOffice_project/40m0$Build-2</meta:generator>
    <meta:document-statistic meta:table-count="2" meta:image-count="0" meta:object-count="0" meta:page-count="2" meta:paragraph-count="53" meta:word-count="382" meta:character-count="2484" meta:non-whitespace-character-count="2112"/>
  </office:meta>
</office:document-meta>
</file>